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3">
      <style:graphic-properties draw:fill-color="#ffffff" draw:textarea-vertical-align="top" fo:min-height="15.6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textarea-vertical-align="middle" fo:min-height="11.929cm"/>
    </style:style>
    <style:style style:name="P1" style:family="paragraph">
      <style:paragraph-properties fo:margin-top="0cm" fo:margin-bottom="0.5cm" fo:text-align="start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brDB Reminders</text:p>
          </draw:text-box>
        </draw:frame>
        <draw:frame presentation:style-name="pr2" draw:text-style-name="P2" draw:layer="layout" svg:width="25.199cm" svg:height="15.66cm" svg:x="1.4cm" svg:y="4.914cm" presentation:class="subtitle" presentation:user-transformed="true">
          <draw:text-box>
            <text:list text:style-name="L2">
              <text:list-item>
                <text:p text:style-name="P1">Used by Membership Chair to periodically (recommended weekly) monitoring of supporter status using the 'Reminders' main menu selection.</text:p>
              </text:list-item>
              <text:list-item>
                <text:p text:style-name="P1">Creates and sends email or mail notices to all supporter types in the database.</text:p>
              </text:list-item>
              <text:list-item>
                <text:p text:style-name="P1">Funding records scanned based on supporter type to determine payment history.</text:p>
              </text:list-item>
              <text:list-item>
                <text:p text:style-name="P1">Reminder notices created for those candidates that qualify depending<text:tab/> on supporter typ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brDB Reminders<text:line-break/><text:span text:style-name="T1">(cont.)</text:span>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Supporter type must be selected: Contact vs member vs volunteer vs donor.</text:p>
              </text:list-item>
              <text:list-item>
                <text:p>Single web page lists all candidates of selected supporter type that qualify to receive notices.</text:p>
              </text:list-item>
              <text:list-item>
                <text:p>For member types 'Contacts' and 'Donors', all listed show NO funding activity of ANY type in last 11 months.</text:p>
              </text:list-item>
              <text:list-item>
                <text:p><text:s/>For member types 'Member' and 'Volunteer', all listed show NO funding records marked as 'Dues' in the last 11 month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rDB Reminders<text:line-break/><text:span text:style-name="T1">(cont.)</text:span></text:p>
          </draw:text-box>
        </draw:frame>
        <draw:frame presentation:style-name="pr4" draw:layer="layout" svg:width="25.199cm" svg:height="15.66cm" svg:x="1.4cm" svg:y="4.343cm" presentation:class="outline" presentation:user-transformed="true">
          <draw:text-box>
            <text:list text:style-name="L2">
              <text:list-item>
                <text:p>Candidate listing page allows actions available to be performed: email, mail or marking the candidate as 'inactive' after repeated notices.</text:p>
              </text:list-item>
              <text:list-item>
                <text:p>Type of notice choice depends on availability of email or mail address info and the setting of the respective 'OK' choice for both.</text:p>
              </text:list-item>
              <text:list-item>
                <text:p>E-mail notices are queued for immediate sending, mail notices are queued for eventual printing of labels and form letters.</text:p>
              </text:list-item>
              <text:list-item>
                <text:p>Automatic correspondence records is created for each candidate sent a noti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rDB Reminde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3">Conclus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Klinzman</meta:initial-creator>
    <meta:creation-date>2015-03-27T09:39:20.272201423</meta:creation-date>
    <dc:date>2015-03-27T10:47:20.290140729</dc:date>
    <dc:creator>Dave Klinzman</dc:creator>
    <meta:editing-duration>PT45M48S</meta:editing-duration>
    <meta:editing-cycles>3</meta:editing-cycles>
    <meta:generator>LibreOffice/4.2.7.2$Linux_X86_64 LibreOffice_project/420m0$Build-2</meta:generator>
    <meta:document-statistic meta:object-count="37"/>
  </office:meta>
</office:document-meta>
</file>